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3.235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55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.5pt" style:language-asian="en" style:country-asian="US" style:font-style-asian="normal" style:font-weight-asian="normal" style:font-name-complex="Ari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Digikey</text:p>
          </table:table-cell>
          <table:table-cell office:value-type="string">
            <text:p>Female Heade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/>
          <table:table-cell office:value-type="string">
            <text:p>1188-1089-ND</text:p>
          </table:table-cell>
          <table:table-cell office:value-type="string">
            <text:p>S7035-ND (x3), S7039-ND (x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6</text:p>
          </table:table-cell>
          <table:table-cell office:value-type="string">
            <text:p>pin_array_3x2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/>
          <table:table-cell office:value-type="string">
            <text:p>255-2177-ND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.2k</text:p>
          </table:table-cell>
          <table:table-cell/>
          <table:table-cell office:value-type="string">
            <text:p>RR12P10.2KDCT-ND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/>
          <table:table-cell office:value-type="string">
            <text:p>RR12P3.4KDCT-ND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b2,C1,Cb1,C5,Cb3,Cb5,Cb6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0.1uF</text:p>
          </table:table-cell>
          <table:table-cell/>
          <table:table-cell office:value-type="string">
            <text:p>1276-1007-1-ND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b4,C22,C18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/>
          <table:table-cell office:value-type="string">
            <text:p>490-5523-1-ND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7</text:p>
          </table:table-cell>
          <table:table-cell office:value-type="string">
            <text:p>PIN_ARRAY-8X1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LCD Cntst.</text:p>
          </table:table-cell>
          <table:table-cell/>
          <table:table-cell office:value-type="string">
            <text:p>DJA14CT-ND(t) DCA14CT-ND(s)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8,R9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5k</text:p>
          </table:table-cell>
          <table:table-cell/>
          <table:table-cell office:value-type="string">
            <text:p>RR12P5.1KDCT-ND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4,Q2,Q1,Q3</text:p>
          </table:table-cell>
          <table:table-cell office:value-type="string">
            <text:p>IPAKGDS</text:p>
          </table:table-cell>
          <table:table-cell office:value-type="float" office:value="4">
            <text:p>4</text:p>
          </table:table-cell>
          <table:table-cell office:value-type="string">
            <text:p>RFD14N05</text:p>
          </table:table-cell>
          <table:table-cell/>
          <table:table-cell office:value-type="string">
            <text:p>RFD14N05L-ND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1</text:p>
          </table:table-cell>
          <table:table-cell office:value-type="string">
            <text:p>pin_array_8x2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10</text:p>
          </table:table-cell>
          <table:table-cell office:value-type="string">
            <text:p>PIN_ARRAY_5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3</text:p>
          </table:table-cell>
          <table:table-cell office:value-type="string">
            <text:p>Allegro_HallSensor_Package-CB-PFF_05Jun2012</text:p>
          </table:table-cell>
          <table:table-cell office:value-type="float" office:value="1">
            <text:p>1</text:p>
          </table:table-cell>
          <table:table-cell office:value-type="string">
            <text:p>ACS755</text:p>
          </table:table-cell>
          <table:table-cell/>
          <table:table-cell office:value-type="string">
            <text:p>620-1320-ND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U2</text:p>
          </table:table-cell>
          <table:table-cell office:value-type="string">
            <text:p>TQFP44</text:p>
          </table:table-cell>
          <table:table-cell office:value-type="float" office:value="1">
            <text:p>1</text:p>
          </table:table-cell>
          <table:table-cell office:value-type="string">
            <text:p>ATMEGA164PA-A</text:p>
          </table:table-cell>
          <table:table-cell/>
          <table:table-cell office:value-type="string">
            <text:p>ATMEGA164PA-AU-ND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1</text:p>
          </table:table-cell>
          <table:table-cell office:value-type="string">
            <text:p>SOP4</text:p>
          </table:table-cell>
          <table:table-cell office:value-type="float" office:value="1">
            <text:p>1</text:p>
          </table:table-cell>
          <table:table-cell office:value-type="string">
            <text:p>CPC1002N</text:p>
          </table:table-cell>
          <table:table-cell/>
          <table:table-cell office:value-type="string">
            <text:p>CLA230CT-ND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/>
          <table:table-cell office:value-type="string">
            <text:p>296-26141-1-ND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string">
            <text:p>RR12P1.0KDCT-ND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/>
          <table:table-cell office:value-type="string">
            <text:p>311-1358-1-ND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/>
          <table:table-cell office:value-type="string">
            <text:p>399-1113-1-ND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56.2k</text:p>
          </table:table-cell>
          <table:table-cell/>
          <table:table-cell office:value-type="string">
            <text:p>RR12P56.2KDCT-ND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8</text:p>
          </table:table-cell>
          <table:table-cell office:value-type="string">
            <text:p>OSTTE-16</text:p>
          </table:table-cell>
          <table:table-cell office:value-type="float" office:value="1">
            <text:p>1</text:p>
          </table:table-cell>
          <table:table-cell office:value-type="string">
            <text:p>Scew terminals</text:p>
          </table:table-cell>
          <table:table-cell/>
          <table:table-cell office:value-type="string">
            <text:p>ED2739-ND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X1</text:p>
          </table:table-cell>
          <table:table-cell office:value-type="string">
            <text:p>Crystal_HC49-SD_SMD_RevA_09Aug2010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/>
          <table:table-cell office:value-type="string">
            <text:p>631-1209-1-ND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13,C12,C14,C15,C17,C16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/>
          <table:table-cell office:value-type="string">
            <text:p>1182-1009-ND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5,D1,D4,D3,D2</text:p>
          </table:table-cell>
          <table:table-cell office:value-type="string">
            <text:p>Diode-MUR</text:p>
          </table:table-cell>
          <table:table-cell office:value-type="float" office:value="5">
            <text:p>5</text:p>
          </table:table-cell>
          <table:table-cell office:value-type="string">
            <text:p>MUR410</text:p>
          </table:table-cell>
          <table:table-cell/>
          <table:table-cell office:value-type="string">
            <text:p>MUR410RLGOSCT-ND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/>
          <table:table-cell office:value-type="string">
            <text:p>399-5426-ND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RC12JB100R-ND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/>
          <table:table-cell office:value-type="string">
            <text:p>WM5965-N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/>
          <table:table-cell office:value-type="string">
            <text:p>445-14428-1-ND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V7805-2000</text:p>
          </table:table-cell>
          <table:table-cell/>
          <table:table-cell office:value-type="string">
            <text:p>102-2175-ND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5,Q6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BSS138K</text:p>
          </table:table-cell>
          <table:table-cell/>
          <table:table-cell office:value-type="string">
            <text:p>BSS138KCT-ND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11,R12,R13,R14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RR12P10.0KDCT-ND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1PIN,1PIN,1PIN,1PIN</text:p>
          </table:table-cell>
          <table:table-cell office:value-type="string">
            <text:p>1pin</text:p>
          </table:table-cell>
          <table:table-cell office:value-type="float" office:value="4">
            <text:p>4</text:p>
          </table:table-cell>
          <table:table-cell office:value-type="string">
            <text:p>P***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VAL</text:p>
          </table:table-cell>
          <table:table-cell office:value-type="string">
            <text:p>OSHW-logo-400m.mod</text:p>
          </table:table-cell>
          <table:table-cell office:value-type="float" office:value="1">
            <text:p>1</text:p>
          </table:table-cell>
          <table:table-cell office:value-type="string">
            <text:p>OSHW-logo-400m.mod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L</text:p>
          </table:table-cell>
          <table:table-cell office:value-type="string">
            <text:p>BBDC-logo-750m.mod</text:p>
          </table:table-cell>
          <table:table-cell office:value-type="float" office:value="1">
            <text:p>1</text:p>
          </table:table-cell>
          <table:table-cell office:value-type="string">
            <text:p>BBDC-logo-750m.mod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SM0805 Total</text:p>
          </table:table-cell>
          <table:table-cell table:formula="of:=SUMIF([.C2:.C39];&quot;SM0805&quot;;[.D2:.D39])" office:value-type="float" office:value="30">
            <text:p>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O/TQFP/SMD Total</text:p>
          </table:table-cell>
          <table:table-cell table:formula="of:=SUMIF([.C2:.C39];&quot;(SO.*)|(TQFP.*)|(.*SMD.*)&quot;;[.D2:.D39])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omponent total</text:p>
          </table:table-cell>
          <table:table-cell table:formula="of:=SUM([.D2:.D36])" office:value-type="float" office:value="66">
            <text:p>6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07:51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07-03T07:57:39</dc:date>
    <meta:editing-duration>PT10H1M11S</meta:editing-duration>
    <meta:editing-cycles>5</meta:editing-cycles>
    <meta:document-statistic meta:table-count="1" meta:cell-count="236" meta:object-count="0"/>
    <meta:user-defined meta:name=""/>
  </office:meta>
</office:document-meta>
</file>